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officeooo:rsid="0010381c" officeooo:paragraph-rsid="0010381c" style:font-weight-asian="bold" style:font-weight-complex="bold"/>
    </style:style>
    <style:style style:name="P2" style:family="paragraph" style:parent-style-name="Standard">
      <style:text-properties style:text-underline-style="none" fo:font-weight="normal" officeooo:rsid="00115c21" officeooo:paragraph-rsid="00115c21" style:font-weight-asian="normal" style:font-weight-complex="normal"/>
    </style:style>
    <style:style style:name="P3" style:family="paragraph" style:parent-style-name="Standard">
      <style:text-properties style:text-underline-style="none" fo:font-weight="normal" officeooo:rsid="0012d2f2" officeooo:paragraph-rsid="0012d2f2" style:font-weight-asian="normal" style:font-weight-complex="normal"/>
    </style:style>
    <style:style style:name="P4" style:family="paragraph" style:parent-style-name="Standard">
      <style:text-properties style:text-underline-style="none" fo:font-weight="normal" officeooo:rsid="00146cf2" officeooo:paragraph-rsid="00146cf2" style:font-weight-asian="normal" style:font-weight-complex="normal"/>
    </style:style>
    <style:style style:name="P5" style:family="paragraph" style:parent-style-name="Standard">
      <style:text-properties style:text-underline-style="none" fo:font-weight="normal" officeooo:rsid="0010381c" officeooo:paragraph-rsid="0010381c" style:font-weight-asian="normal" style:font-weight-complex="normal"/>
    </style:style>
    <style:style style:name="P6" style:family="paragraph" style:parent-style-name="Standard">
      <style:paragraph-properties fo:text-align="center" style:justify-single-word="false"/>
      <style:text-properties fo:font-size="16pt" style:text-underline-style="solid" style:text-underline-width="auto" style:text-underline-color="font-color" fo:font-weight="bold" officeooo:rsid="002eff08" officeooo:paragraph-rsid="002eff08" style:font-size-asian="16pt" style:font-weight-asian="bold" style:font-size-complex="16pt" style:font-weight-complex="bold"/>
    </style:style>
    <style:style style:name="P7" style:family="paragraph" style:parent-style-name="Standard">
      <style:paragraph-properties fo:text-align="center" style:justify-single-word="false"/>
      <style:text-properties fo:font-size="16pt" style:text-underline-style="solid" style:text-underline-width="auto" style:text-underline-color="font-color" fo:font-weight="bold" officeooo:rsid="003090e9" officeooo:paragraph-rsid="003090e9" style:font-size-asian="16pt" style:font-weight-asian="bold" style:font-size-complex="16pt" style:font-weight-complex="bold"/>
    </style:style>
    <style:style style:name="P8" style:family="paragraph" style:parent-style-name="Standard">
      <style:paragraph-properties fo:text-align="center" style:justify-single-word="false"/>
      <style:text-properties fo:font-size="16pt" style:text-underline-style="solid" style:text-underline-width="auto" style:text-underline-color="font-color" fo:font-weight="bold" officeooo:rsid="0033150f" officeooo:paragraph-rsid="0033150f" style:font-size-asian="16pt" style:font-weight-asian="bold" style:font-size-complex="16pt" style:font-weight-complex="bold"/>
    </style:style>
    <style:style style:name="P9" style:family="paragraph" style:parent-style-name="Standard">
      <style:paragraph-properties fo:text-align="center" style:justify-single-word="false"/>
      <style:text-properties fo:font-size="16pt" style:text-underline-style="solid" style:text-underline-width="auto" style:text-underline-color="font-color" fo:font-weight="bold" officeooo:rsid="00319f91" officeooo:paragraph-rsid="00319f91" style:font-size-asian="16pt" style:font-weight-asian="bold" style:font-size-complex="16pt" style:font-weight-complex="bold"/>
    </style:style>
    <style:style style:name="P10" style:family="paragraph" style:parent-style-name="Standard">
      <style:paragraph-properties fo:text-align="center" style:justify-single-word="false"/>
      <style:text-properties fo:font-size="16pt" style:text-underline-style="solid" style:text-underline-width="auto" style:text-underline-color="font-color" fo:font-weight="bold" officeooo:rsid="003435b5" officeooo:paragraph-rsid="003435b5" style:font-size-asian="16pt" style:font-weight-asian="bold" style:font-size-complex="16pt" style:font-weight-complex="bold"/>
    </style:style>
    <style:style style:name="P11" style:family="paragraph" style:parent-style-name="Standard">
      <style:paragraph-properties fo:text-align="center" style:justify-single-word="false"/>
      <style:text-properties fo:font-size="16pt" style:text-underline-style="solid" style:text-underline-width="auto" style:text-underline-color="font-color" fo:font-weight="bold" officeooo:rsid="0036930d" officeooo:paragraph-rsid="0036930d" style:font-size-asian="16pt" style:font-weight-asian="bold" style:font-size-complex="16pt" style:font-weight-complex="bold"/>
    </style:style>
    <style:style style:name="P12" style:family="paragraph" style:parent-style-name="Standard">
      <style:paragraph-properties fo:text-align="center" style:justify-single-word="false"/>
      <style:text-properties fo:font-size="16pt" style:text-underline-style="solid" style:text-underline-width="auto" style:text-underline-color="font-color" fo:font-weight="bold" officeooo:rsid="003a4e95" officeooo:paragraph-rsid="003a4e95" style:font-size-asian="16pt" style:font-weight-asian="bold" style:font-size-complex="16pt" style:font-weight-complex="bold"/>
    </style:style>
    <style:style style:name="P13" style:family="paragraph" style:parent-style-name="Standard">
      <style:text-properties fo:font-size="12pt" style:text-underline-style="none" fo:font-weight="normal" officeooo:rsid="001a03f7" officeooo:paragraph-rsid="001a03f7" style:font-size-asian="10.5pt" style:font-weight-asian="normal" style:font-size-complex="12pt" style:font-weight-complex="normal"/>
    </style:style>
    <style:style style:name="P14" style:family="paragraph" style:parent-style-name="Standard">
      <style:text-properties fo:font-size="12pt" style:text-underline-style="none" fo:font-weight="normal" officeooo:rsid="001a92a6" officeooo:paragraph-rsid="001a92a6" style:font-size-asian="10.5pt" style:font-weight-asian="normal" style:font-size-complex="12pt" style:font-weight-complex="normal"/>
    </style:style>
    <style:style style:name="P15" style:family="paragraph" style:parent-style-name="Standard">
      <style:text-properties fo:font-size="12pt" style:text-underline-style="none" fo:font-weight="normal" officeooo:rsid="001ab5f0" officeooo:paragraph-rsid="001ab5f0" style:font-size-asian="10.5pt" style:font-weight-asian="normal" style:font-size-complex="12pt" style:font-weight-complex="normal"/>
    </style:style>
    <style:style style:name="P16" style:family="paragraph" style:parent-style-name="Standard">
      <style:text-properties fo:font-size="12pt" style:text-underline-style="none" fo:font-weight="normal" officeooo:rsid="001e1339" officeooo:paragraph-rsid="001e1339" style:font-size-asian="10.5pt" style:font-weight-asian="normal" style:font-size-complex="12pt" style:font-weight-complex="normal"/>
    </style:style>
    <style:style style:name="P17" style:family="paragraph" style:parent-style-name="Standard">
      <style:text-properties fo:font-size="12pt" style:text-underline-style="none" fo:font-weight="normal" officeooo:rsid="00202047" officeooo:paragraph-rsid="00202047" style:font-size-asian="10.5pt" style:font-weight-asian="normal" style:font-size-complex="12pt" style:font-weight-complex="normal"/>
    </style:style>
    <style:style style:name="P18" style:family="paragraph" style:parent-style-name="Standard">
      <style:text-properties fo:font-size="12pt" style:text-underline-style="none" fo:font-weight="normal" officeooo:rsid="00205331" officeooo:paragraph-rsid="00205331" style:font-size-asian="10.5pt" style:font-weight-asian="normal" style:font-size-complex="12pt" style:font-weight-complex="normal"/>
    </style:style>
    <style:style style:name="P19" style:family="paragraph" style:parent-style-name="Standard">
      <style:text-properties fo:font-size="12pt" style:text-underline-style="none" fo:font-weight="normal" officeooo:rsid="00205331" officeooo:paragraph-rsid="0023a418" style:font-size-asian="10.5pt" style:font-weight-asian="normal" style:font-size-complex="12pt" style:font-weight-complex="normal"/>
    </style:style>
    <style:style style:name="P20" style:family="paragraph" style:parent-style-name="Standard">
      <style:text-properties fo:font-size="12pt" style:text-underline-style="none" fo:font-weight="normal" officeooo:rsid="0023a418" officeooo:paragraph-rsid="0023a418" style:font-size-asian="10.5pt" style:font-weight-asian="normal" style:font-size-complex="12pt" style:font-weight-complex="normal"/>
    </style:style>
    <style:style style:name="P21" style:family="paragraph" style:parent-style-name="Standard">
      <style:text-properties fo:font-size="12pt" style:text-underline-style="none" fo:font-weight="normal" officeooo:rsid="0023a99a" officeooo:paragraph-rsid="0023a99a" style:font-size-asian="10.5pt" style:font-weight-asian="normal" style:font-size-complex="12pt" style:font-weight-complex="normal"/>
    </style:style>
    <style:style style:name="P22" style:family="paragraph" style:parent-style-name="Standard">
      <style:text-properties fo:font-size="12pt" style:text-underline-style="none" fo:font-weight="normal" officeooo:rsid="0027b616" officeooo:paragraph-rsid="0027b616" style:font-size-asian="10.5pt" style:font-weight-asian="normal" style:font-size-complex="12pt" style:font-weight-complex="normal"/>
    </style:style>
    <style:style style:name="P23" style:family="paragraph" style:parent-style-name="Standard">
      <style:text-properties fo:font-size="12pt" style:text-underline-style="none" fo:font-weight="normal" officeooo:rsid="0028b1b9" officeooo:paragraph-rsid="002a0bf4" style:font-size-asian="10.5pt" style:font-weight-asian="normal" style:font-size-complex="12pt" style:font-weight-complex="normal"/>
    </style:style>
    <style:style style:name="P24" style:family="paragraph" style:parent-style-name="Standard">
      <style:text-properties fo:font-size="12pt" style:text-underline-style="none" fo:font-weight="normal" officeooo:rsid="002980a4" officeooo:paragraph-rsid="002980a4" style:font-size-asian="10.5pt" style:font-weight-asian="normal" style:font-size-complex="12pt" style:font-weight-complex="normal"/>
    </style:style>
    <style:style style:name="P25" style:family="paragraph" style:parent-style-name="Standard">
      <style:text-properties fo:font-size="12pt" style:text-underline-style="none" fo:font-weight="normal" officeooo:rsid="002a0bf4" officeooo:paragraph-rsid="002a0bf4" style:font-size-asian="10.5pt" style:font-weight-asian="normal" style:font-size-complex="12pt" style:font-weight-complex="normal"/>
    </style:style>
    <style:style style:name="P26" style:family="paragraph" style:parent-style-name="Standard">
      <style:text-properties fo:font-size="12pt" style:text-underline-style="none" fo:font-weight="normal" officeooo:rsid="002ae601" officeooo:paragraph-rsid="002ae601" style:font-size-asian="10.5pt" style:font-weight-asian="normal" style:font-size-complex="12pt" style:font-weight-complex="normal"/>
    </style:style>
    <style:style style:name="P27" style:family="paragraph" style:parent-style-name="Standard">
      <style:text-properties fo:font-size="12pt" style:text-underline-style="none" fo:font-weight="normal" officeooo:rsid="002c4519" officeooo:paragraph-rsid="002c4519" style:font-size-asian="10.5pt" style:font-weight-asian="normal" style:font-size-complex="12pt" style:font-weight-complex="normal"/>
    </style:style>
    <style:style style:name="P28" style:family="paragraph" style:parent-style-name="Standard">
      <style:text-properties fo:font-size="12pt" style:text-underline-style="none" fo:font-weight="normal" officeooo:rsid="002ca227" officeooo:paragraph-rsid="002ca227"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fo:font-size="12pt" style:text-underline-style="none" fo:font-weight="normal" officeooo:rsid="002eff08" officeooo:paragraph-rsid="002eff08" style:font-size-asian="10.5pt" style:font-weight-asian="normal" style:font-size-complex="12pt" style:font-weight-complex="normal"/>
    </style:style>
    <style:style style:name="P30" style:family="paragraph" style:parent-style-name="Standard">
      <style:text-properties fo:font-size="12pt" style:text-underline-style="none" fo:font-weight="normal" officeooo:rsid="001d4916" officeooo:paragraph-rsid="001ab5f0" style:font-size-asian="10.5pt" style:font-weight-asian="normal" style:font-size-complex="12pt" style:font-weight-complex="normal"/>
    </style:style>
    <style:style style:name="P31" style:family="paragraph" style:parent-style-name="Standard">
      <style:text-properties fo:font-size="12pt" style:text-underline-style="none" fo:font-weight="normal" officeooo:rsid="0021dedd" officeooo:paragraph-rsid="00205331" style:font-size-asian="10.5pt" style:font-weight-asian="normal" style:font-size-complex="12pt" style:font-weight-complex="normal"/>
    </style:style>
    <style:style style:name="P32" style:family="paragraph" style:parent-style-name="Standard">
      <style:text-properties fo:font-size="12pt" style:text-underline-style="none" fo:font-weight="normal" officeooo:rsid="0021dedd" officeooo:paragraph-rsid="0021dedd" style:font-size-asian="10.5pt" style:font-weight-asian="normal" style:font-size-complex="12pt" style:font-weight-complex="normal"/>
    </style:style>
    <style:style style:name="P33" style:family="paragraph" style:parent-style-name="Standard">
      <style:text-properties fo:font-size="12pt" style:text-underline-style="none" fo:font-weight="normal" officeooo:rsid="00246de7" officeooo:paragraph-rsid="00246de7" style:font-size-asian="10.5pt" style:font-weight-asian="normal" style:font-size-complex="12pt" style:font-weight-complex="normal"/>
    </style:style>
    <style:style style:name="P34" style:family="paragraph" style:parent-style-name="Standard">
      <style:text-properties fo:font-size="12pt" style:text-underline-style="none" fo:font-weight="normal" officeooo:rsid="0024e02f" officeooo:paragraph-rsid="0024e02f" style:font-size-asian="10.5pt" style:font-weight-asian="normal" style:font-size-complex="12pt" style:font-weight-complex="normal"/>
    </style:style>
    <style:style style:name="P35" style:family="paragraph" style:parent-style-name="Standard">
      <style:text-properties fo:font-size="12pt" style:text-underline-style="none" fo:font-weight="normal" officeooo:rsid="00263e26" officeooo:paragraph-rsid="00263e26" style:font-size-asian="10.5pt" style:font-weight-asian="normal" style:font-size-complex="12pt" style:font-weight-complex="normal"/>
    </style:style>
    <style:style style:name="P36" style:family="paragraph" style:parent-style-name="Standard">
      <style:text-properties fo:font-size="12pt" style:text-underline-style="none" fo:font-weight="normal" officeooo:rsid="002d83da" officeooo:paragraph-rsid="002d83da" style:font-size-asian="10.5pt" style:font-weight-asian="normal" style:font-size-complex="12pt" style:font-weight-complex="normal"/>
    </style:style>
    <style:style style:name="P37" style:family="paragraph" style:parent-style-name="Standard">
      <style:paragraph-properties fo:text-align="start" style:justify-single-word="false"/>
      <style:text-properties fo:font-size="12pt" style:text-underline-style="none" fo:font-weight="normal" officeooo:rsid="00319f91" officeooo:paragraph-rsid="00319f91" style:font-size-asian="10.5pt" style:font-weight-asian="normal" style:font-size-complex="12pt" style:font-weight-complex="normal"/>
    </style:style>
    <style:style style:name="P38" style:family="paragraph" style:parent-style-name="Standard">
      <style:paragraph-properties fo:text-align="start" style:justify-single-word="false"/>
      <style:text-properties fo:font-size="12pt" style:text-underline-style="none" fo:font-weight="normal" officeooo:rsid="003435b5" officeooo:paragraph-rsid="003435b5" style:font-size-asian="10.5pt" style:font-weight-asian="normal" style:font-size-complex="12pt" style:font-weight-complex="normal"/>
    </style:style>
    <style:style style:name="P39" style:family="paragraph" style:parent-style-name="Standard">
      <style:text-properties fo:font-size="12pt" style:text-underline-style="none" fo:font-weight="normal" officeooo:rsid="003435b5" officeooo:paragraph-rsid="003435b5" style:font-size-asian="10.5pt" style:font-weight-asian="normal" style:font-size-complex="12pt" style:font-weight-complex="normal"/>
    </style:style>
    <style:style style:name="P40" style:family="paragraph" style:parent-style-name="Standard">
      <style:text-properties fo:font-size="12pt" style:text-underline-style="none" fo:font-weight="normal" officeooo:rsid="00359881" officeooo:paragraph-rsid="00359881" style:font-size-asian="10.5pt" style:font-weight-asian="normal" style:font-size-complex="12pt" style:font-weight-complex="normal"/>
    </style:style>
    <style:style style:name="P41" style:family="paragraph" style:parent-style-name="Standard">
      <style:text-properties fo:font-size="12pt" style:text-underline-style="none" fo:font-weight="normal" officeooo:rsid="0036930d" officeooo:paragraph-rsid="0036930d" style:font-size-asian="10.5pt" style:font-weight-asian="normal" style:font-size-complex="12pt" style:font-weight-complex="normal"/>
    </style:style>
    <style:style style:name="P42" style:family="paragraph" style:parent-style-name="Standard">
      <style:text-properties fo:font-size="12pt" style:text-underline-style="none" fo:font-weight="normal" officeooo:rsid="003978fc" officeooo:paragraph-rsid="003978fc" style:font-size-asian="10.5pt" style:font-weight-asian="normal" style:font-size-complex="12pt" style:font-weight-complex="normal"/>
    </style:style>
    <style:style style:name="P43" style:family="paragraph" style:parent-style-name="Standard">
      <style:text-properties fo:font-size="12pt" style:text-underline-style="none" fo:font-weight="normal" officeooo:rsid="00399e1b" officeooo:paragraph-rsid="00399e1b" style:font-size-asian="10.5pt" style:font-weight-asian="normal" style:font-size-complex="12pt" style:font-weight-complex="normal"/>
    </style:style>
    <style:style style:name="P44" style:family="paragraph" style:parent-style-name="Standard">
      <style:text-properties fo:font-size="12pt" style:text-underline-style="none" fo:font-weight="normal" officeooo:rsid="003a4e95" officeooo:paragraph-rsid="003a4e95" style:font-size-asian="10.5pt" style:font-weight-asian="normal" style:font-size-complex="12pt" style:font-weight-complex="normal"/>
    </style:style>
    <style:style style:name="P45" style:family="paragraph" style:parent-style-name="Standard">
      <style:paragraph-properties fo:text-align="start" style:justify-single-word="false"/>
      <style:text-properties fo:font-size="12pt" style:text-underline-style="none" fo:font-weight="normal" officeooo:rsid="0033150f" officeooo:paragraph-rsid="0033150f" style:font-size-asian="10.5pt" style:font-weight-asian="normal" style:font-size-complex="12pt" style:font-weight-complex="normal"/>
    </style:style>
    <style:style style:name="P46" style:family="paragraph" style:parent-style-name="Standard">
      <style:text-properties fo:font-size="12pt" style:text-underline-style="none" fo:font-weight="bold" officeooo:rsid="002980a4" officeooo:paragraph-rsid="002980a4" style:font-size-asian="10.5pt" style:font-weight-asian="bold" style:font-size-complex="12pt" style:font-weight-complex="bold"/>
    </style:style>
    <style:style style:name="P47" style:family="paragraph" style:parent-style-name="Standard">
      <style:text-properties fo:font-size="12pt" style:text-underline-style="none" fo:font-weight="bold" officeooo:rsid="002a0bf4" officeooo:paragraph-rsid="002a0bf4" style:font-size-asian="10.5pt" style:font-weight-asian="bold" style:font-size-complex="12pt" style:font-weight-complex="bold"/>
    </style:style>
    <style:style style:name="P48" style:family="paragraph" style:parent-style-name="Standard">
      <style:text-properties fo:font-size="12pt" style:text-underline-style="solid" style:text-underline-width="auto" style:text-underline-color="font-color" fo:font-weight="bold" officeooo:rsid="001f7982" officeooo:paragraph-rsid="001f7982" style:font-size-asian="10.5pt" style:font-weight-asian="bold" style:font-size-complex="12pt" style:font-weight-complex="bold"/>
    </style:style>
    <style:style style:name="P49" style:family="paragraph" style:parent-style-name="Standard">
      <style:text-properties fo:font-size="12pt" style:text-underline-style="solid" style:text-underline-width="auto" style:text-underline-color="font-color" fo:font-weight="bold" officeooo:rsid="00205331" officeooo:paragraph-rsid="00205331" style:font-size-asian="10.5pt" style:font-weight-asian="bold" style:font-size-complex="12pt" style:font-weight-complex="bold"/>
    </style:style>
    <style:style style:name="P50" style:family="paragraph" style:parent-style-name="Standard">
      <style:text-properties fo:font-size="12pt" style:text-underline-style="solid" style:text-underline-width="auto" style:text-underline-color="font-color" fo:font-weight="bold" officeooo:rsid="00205331" officeooo:paragraph-rsid="0023a418" style:font-size-asian="10.5pt" style:font-weight-asian="bold" style:font-size-complex="12pt" style:font-weight-complex="bold"/>
    </style:style>
    <style:style style:name="P51" style:family="paragraph" style:parent-style-name="Standard">
      <style:text-properties fo:font-size="12pt" style:text-underline-style="solid" style:text-underline-width="auto" style:text-underline-color="font-color" fo:font-weight="bold" officeooo:rsid="0023a418" officeooo:paragraph-rsid="0023a418" style:font-size-asian="10.5pt" style:font-weight-asian="bold" style:font-size-complex="12pt" style:font-weight-complex="bold"/>
    </style:style>
    <style:style style:name="P52" style:family="paragraph" style:parent-style-name="Standard">
      <style:text-properties fo:font-size="12pt" style:text-underline-style="solid" style:text-underline-width="auto" style:text-underline-color="font-color" fo:font-weight="bold" officeooo:rsid="00246de7" officeooo:paragraph-rsid="00246de7" style:font-size-asian="10.5pt" style:font-weight-asian="bold" style:font-size-complex="12pt" style:font-weight-complex="bold"/>
    </style:style>
    <style:style style:name="P53" style:family="paragraph" style:parent-style-name="Standard">
      <style:text-properties fo:font-size="12pt" style:text-underline-style="solid" style:text-underline-width="auto" style:text-underline-color="font-color" fo:font-weight="bold" officeooo:rsid="00263e26" officeooo:paragraph-rsid="00263e26" style:font-size-asian="10.5pt" style:font-weight-asian="bold" style:font-size-complex="12pt" style:font-weight-complex="bold"/>
    </style:style>
    <style:style style:name="P54" style:family="paragraph" style:parent-style-name="Standard">
      <style:text-properties fo:font-size="12pt" style:text-underline-style="solid" style:text-underline-width="auto" style:text-underline-color="font-color" fo:font-weight="bold" officeooo:rsid="002980a4" officeooo:paragraph-rsid="002980a4" style:font-size-asian="10.5pt" style:font-weight-asian="bold" style:font-size-complex="12pt" style:font-weight-complex="bold"/>
    </style:style>
    <style:style style:name="P55" style:family="paragraph" style:parent-style-name="Standard">
      <style:text-properties fo:font-size="12pt" style:text-underline-style="solid" style:text-underline-width="auto" style:text-underline-color="font-color" fo:font-weight="bold" officeooo:rsid="002a0bf4" officeooo:paragraph-rsid="002a0bf4" style:font-size-asian="10.5pt" style:font-weight-asian="bold" style:font-size-complex="12pt" style:font-weight-complex="bold"/>
    </style:style>
    <style:style style:name="P56" style:family="paragraph" style:parent-style-name="Standard">
      <style:text-properties fo:font-size="12pt" style:text-underline-style="solid" style:text-underline-width="auto" style:text-underline-color="font-color" fo:font-weight="bold" officeooo:rsid="002c4519" officeooo:paragraph-rsid="002c4519" style:font-size-asian="10.5pt" style:font-weight-asian="bold" style:font-size-complex="12pt" style:font-weight-complex="bold"/>
    </style:style>
    <style:style style:name="P57" style:family="paragraph" style:parent-style-name="Standard">
      <style:text-properties fo:font-size="12pt" style:text-underline-style="solid" style:text-underline-width="auto" style:text-underline-color="font-color" fo:font-weight="bold" officeooo:rsid="002d83da" officeooo:paragraph-rsid="002d83da" style:font-size-asian="10.5pt" style:font-weight-asian="bold" style:font-size-complex="12pt" style:font-weight-complex="bold"/>
    </style:style>
    <style:style style:name="P58" style:family="paragraph" style:parent-style-name="Standard">
      <style:paragraph-properties fo:text-align="start" style:justify-single-word="false"/>
      <style:text-properties fo:font-size="12pt" style:text-underline-style="solid" style:text-underline-width="auto" style:text-underline-color="font-color" fo:font-weight="bold" officeooo:rsid="002eff08" officeooo:paragraph-rsid="002eff08" style:font-size-asian="10.5pt" style:font-weight-asian="bold" style:font-size-complex="12pt" style:font-weight-complex="bold"/>
    </style:style>
    <style:style style:name="P59" style:family="paragraph" style:parent-style-name="Standard">
      <style:paragraph-properties fo:text-align="start" style:justify-single-word="false"/>
      <style:text-properties fo:font-size="12pt" style:text-underline-style="solid" style:text-underline-width="auto" style:text-underline-color="font-color" fo:font-weight="bold" officeooo:rsid="002fee69" officeooo:paragraph-rsid="002fee69" style:font-size-asian="10.5pt" style:font-weight-asian="bold" style:font-size-complex="12pt" style:font-weight-complex="bold"/>
    </style:style>
    <style:style style:name="P60" style:family="paragraph" style:parent-style-name="Standard">
      <style:paragraph-properties fo:text-align="start" style:justify-single-word="false"/>
      <style:text-properties fo:font-size="12pt" style:text-underline-style="solid" style:text-underline-width="auto" style:text-underline-color="font-color" fo:font-weight="bold" officeooo:rsid="0033150f" officeooo:paragraph-rsid="0033150f" style:font-size-asian="10.5pt" style:font-weight-asian="bold" style:font-size-complex="12pt" style:font-weight-complex="bold"/>
    </style:style>
    <style:style style:name="P61" style:family="paragraph" style:parent-style-name="Standard">
      <style:paragraph-properties fo:text-align="start" style:justify-single-word="false"/>
      <style:text-properties fo:font-size="12pt" style:text-underline-style="solid" style:text-underline-width="auto" style:text-underline-color="font-color" fo:font-weight="bold" officeooo:rsid="003435b5" officeooo:paragraph-rsid="003435b5" style:font-size-asian="10.5pt" style:font-weight-asian="bold" style:font-size-complex="12pt" style:font-weight-complex="bold"/>
    </style:style>
    <style:style style:name="P62" style:family="paragraph" style:parent-style-name="Standard">
      <style:text-properties fo:font-size="12pt" style:text-underline-style="solid" style:text-underline-width="auto" style:text-underline-color="font-color" fo:font-weight="bold" officeooo:rsid="0036930d" officeooo:paragraph-rsid="0036930d" style:font-size-asian="10.5pt" style:font-weight-asian="bold" style:font-size-complex="12pt" style:font-weight-complex="bold"/>
    </style:style>
    <style:style style:name="P63" style:family="paragraph" style:parent-style-name="Standard">
      <style:text-properties fo:font-size="12pt" style:text-underline-style="solid" style:text-underline-width="auto" style:text-underline-color="font-color" fo:font-weight="bold" officeooo:rsid="00399e1b" officeooo:paragraph-rsid="00399e1b" style:font-size-asian="10.5pt" style:font-weight-asian="bold" style:font-size-complex="12pt" style:font-weight-complex="bold"/>
    </style:style>
    <style:style style:name="P64" style:family="paragraph" style:parent-style-name="Standard">
      <style:text-properties fo:font-size="12pt" style:text-underline-style="solid" style:text-underline-width="auto" style:text-underline-color="font-color" fo:font-weight="normal" officeooo:rsid="00202047" officeooo:paragraph-rsid="00202047" style:font-size-asian="10.5pt" style:font-weight-asian="normal" style:font-size-complex="12pt" style:font-weight-complex="normal"/>
    </style:style>
    <style:style style:name="P65" style:family="paragraph" style:parent-style-name="Standard">
      <style:text-properties fo:font-size="12pt" style:text-underline-style="solid" style:text-underline-width="auto" style:text-underline-color="font-color" fo:font-weight="normal" officeooo:rsid="00399e1b" officeooo:paragraph-rsid="00399e1b" style:font-size-asian="10.5pt" style:font-weight-asian="normal" style:font-size-complex="12pt" style:font-weight-complex="normal"/>
    </style:style>
    <style:style style:name="P66" style:family="paragraph" style:parent-style-name="Standard" style:list-style-name="L1">
      <style:text-properties style:text-underline-style="solid" style:text-underline-width="auto" style:text-underline-color="font-color" fo:font-weight="bold" officeooo:rsid="0010381c" officeooo:paragraph-rsid="0010381c" style:font-weight-asian="bold" style:font-weight-complex="bold"/>
    </style:style>
    <style:style style:name="P67" style:family="paragraph" style:parent-style-name="Standard" style:list-style-name="L3">
      <style:text-properties style:text-underline-style="solid" style:text-underline-width="auto" style:text-underline-color="font-color" fo:font-weight="bold" officeooo:rsid="00146cf2" officeooo:paragraph-rsid="00146cf2" style:font-weight-asian="bold" style:font-weight-complex="bold"/>
    </style:style>
    <style:style style:name="P68" style:family="paragraph" style:parent-style-name="Standard" style:list-style-name="L1">
      <style:text-properties style:text-underline-style="none" fo:font-weight="normal" officeooo:rsid="00146cf2" officeooo:paragraph-rsid="00146cf2" style:font-weight-asian="normal" style:font-weight-complex="normal"/>
    </style:style>
    <style:style style:name="P69" style:family="paragraph" style:parent-style-name="Standard" style:list-style-name="L2">
      <style:text-properties style:text-underline-style="none" fo:font-weight="normal" officeooo:rsid="00146cf2" officeooo:paragraph-rsid="00146cf2" style:font-weight-asian="normal" style:font-weight-complex="normal"/>
    </style:style>
    <style:style style:name="P70" style:family="paragraph" style:parent-style-name="Standard" style:list-style-name="L3">
      <style:text-properties style:text-underline-style="none" fo:font-weight="normal" officeooo:rsid="00146cf2" officeooo:paragraph-rsid="00146cf2" style:font-weight-asian="normal" style:font-weight-complex="normal"/>
    </style:style>
    <style:style style:name="P71" style:family="paragraph" style:parent-style-name="Standard" style:list-style-name="L2">
      <style:text-properties style:text-underline-style="none" fo:font-weight="normal" officeooo:rsid="0012d2f2" officeooo:paragraph-rsid="0012d2f2" style:font-weight-asian="normal" style:font-weight-complex="normal"/>
    </style:style>
    <style:style style:name="P72" style:family="paragraph" style:parent-style-name="Standard" style:list-style-name="L4">
      <style:text-properties fo:font-size="12pt" style:text-underline-style="none" fo:font-weight="normal" officeooo:rsid="001e1339" officeooo:paragraph-rsid="001e1339" style:font-size-asian="10.5pt" style:font-weight-asian="normal" style:font-size-complex="12pt" style:font-weight-complex="normal"/>
    </style:style>
    <style:style style:name="P73" style:family="paragraph" style:parent-style-name="Standard" style:list-style-name="L5">
      <style:text-properties fo:font-size="12pt" style:text-underline-style="none" fo:font-weight="normal" officeooo:rsid="00202047" officeooo:paragraph-rsid="00202047" style:font-size-asian="10.5pt" style:font-weight-asian="normal" style:font-size-complex="12pt" style:font-weight-complex="normal"/>
    </style:style>
    <style:style style:name="P74" style:family="paragraph" style:parent-style-name="Standard" style:list-style-name="L6">
      <style:text-properties fo:font-size="12pt" style:text-underline-style="none" fo:font-weight="normal" officeooo:rsid="0021dedd" officeooo:paragraph-rsid="0021dedd" style:font-size-asian="10.5pt" style:font-weight-asian="normal" style:font-size-complex="12pt" style:font-weight-complex="normal"/>
    </style:style>
    <style:style style:name="P75" style:family="paragraph" style:parent-style-name="Standard" style:list-style-name="L7">
      <style:text-properties fo:font-size="12pt" style:text-underline-style="none" fo:font-weight="normal" officeooo:rsid="0023a418" officeooo:paragraph-rsid="0023a418" style:font-size-asian="10.5pt" style:font-weight-asian="normal" style:font-size-complex="12pt" style:font-weight-complex="normal"/>
    </style:style>
    <style:style style:name="P76" style:family="paragraph" style:parent-style-name="Standard" style:list-style-name="L8">
      <style:text-properties fo:font-size="12pt" style:text-underline-style="none" fo:font-weight="normal" officeooo:rsid="0023a418" officeooo:paragraph-rsid="0023a418" style:font-size-asian="10.5pt" style:font-weight-asian="normal" style:font-size-complex="12pt" style:font-weight-complex="normal"/>
    </style:style>
    <style:style style:name="P77" style:family="paragraph" style:parent-style-name="Standard" style:list-style-name="L9">
      <style:text-properties fo:font-size="12pt" style:text-underline-style="none" fo:font-weight="normal" officeooo:rsid="00263e26" officeooo:paragraph-rsid="00263e26" style:font-size-asian="10.5pt" style:font-weight-asian="normal" style:font-size-complex="12pt" style:font-weight-complex="normal"/>
    </style:style>
    <style:style style:name="P78" style:family="paragraph" style:parent-style-name="Standard" style:list-style-name="L10">
      <style:text-properties fo:font-size="12pt" style:text-underline-style="none" fo:font-weight="normal" officeooo:rsid="002980a4" officeooo:paragraph-rsid="002980a4" style:font-size-asian="10.5pt" style:font-weight-asian="normal" style:font-size-complex="12pt" style:font-weight-complex="normal"/>
    </style:style>
    <style:style style:name="P79" style:family="paragraph" style:parent-style-name="Standard" style:list-style-name="L12">
      <style:paragraph-properties fo:text-align="start" style:justify-single-word="false"/>
      <style:text-properties fo:font-size="12pt" style:text-underline-style="none" fo:font-weight="normal" officeooo:rsid="0033150f" officeooo:paragraph-rsid="0033150f" style:font-size-asian="10.5pt" style:font-weight-asian="normal" style:font-size-complex="12pt" style:font-weight-complex="normal"/>
    </style:style>
    <style:style style:name="P80" style:family="paragraph" style:parent-style-name="Standard" style:list-style-name="L13">
      <style:paragraph-properties fo:text-align="start" style:justify-single-word="false"/>
      <style:text-properties fo:font-size="12pt" style:text-underline-style="none" fo:font-weight="normal" officeooo:rsid="003435b5" officeooo:paragraph-rsid="003435b5" style:font-size-asian="10.5pt" style:font-weight-asian="normal" style:font-size-complex="12pt" style:font-weight-complex="normal"/>
    </style:style>
    <style:style style:name="P81" style:family="paragraph" style:parent-style-name="Standard" style:list-style-name="L14">
      <style:paragraph-properties fo:text-align="start" style:justify-single-word="false"/>
      <style:text-properties fo:font-size="12pt" style:text-underline-style="none" fo:font-weight="normal" officeooo:rsid="002fee69" officeooo:paragraph-rsid="002fee69" style:font-size-asian="10.5pt" style:font-weight-asian="normal" style:font-size-complex="12pt" style:font-weight-complex="normal"/>
    </style:style>
    <style:style style:name="P82" style:family="paragraph" style:parent-style-name="Standard" style:list-style-name="L11">
      <style:paragraph-properties fo:text-align="start" style:justify-single-word="false"/>
      <style:text-properties fo:font-size="12pt" style:text-underline-style="solid" style:text-underline-width="auto" style:text-underline-color="font-color" fo:font-weight="bold" officeooo:rsid="00319f91" officeooo:paragraph-rsid="00319f91" style:font-size-asian="10.5pt" style:font-weight-asian="bold" style:font-size-complex="12pt" style:font-weight-complex="bold"/>
    </style:style>
    <style:style style:name="P83" style:family="paragraph" style:parent-style-name="Standard" style:list-style-name="L14">
      <style:paragraph-properties fo:text-align="start" style:justify-single-word="false"/>
      <style:text-properties officeooo:paragraph-rsid="002fee69"/>
    </style:style>
    <style:style style:name="P84" style:family="paragraph" style:parent-style-name="Standard">
      <style:paragraph-properties fo:text-align="center" style:justify-single-word="false"/>
      <style:text-properties fo:font-size="16pt" style:text-underline-style="solid" style:text-underline-width="auto" style:text-underline-color="font-color" fo:font-weight="bold" officeooo:rsid="0027b616" officeooo:paragraph-rsid="0027b616" style:font-size-asian="16pt" style:font-weight-asian="bold" style:font-size-complex="16pt" style:font-weight-complex="bold"/>
    </style:style>
    <style:style style:name="P85" style:family="paragraph" style:parent-style-name="Standard">
      <style:paragraph-properties fo:text-align="center" style:justify-single-word="false"/>
      <style:text-properties fo:font-size="16pt" style:text-underline-style="solid" style:text-underline-width="auto" style:text-underline-color="font-color" fo:font-weight="bold" officeooo:rsid="00146cf2" officeooo:paragraph-rsid="00146cf2" style:font-size-asian="16pt" style:font-weight-asian="bold" style:font-size-complex="16pt" style:font-weight-complex="bold"/>
    </style:style>
    <style:style style:name="P86" style:family="paragraph" style:parent-style-name="Standard">
      <style:paragraph-properties fo:text-align="center" style:justify-single-word="false"/>
      <style:text-properties fo:font-size="16pt" style:text-underline-style="solid" style:text-underline-width="auto" style:text-underline-color="font-color" fo:font-weight="bold" officeooo:rsid="0010381c" officeooo:paragraph-rsid="0010381c" style:font-size-asian="16pt" style:font-weight-asian="bold" style:font-size-complex="16pt" style:font-weight-complex="bold"/>
    </style:style>
    <style:style style:name="T1" style:family="text">
      <style:text-properties fo:font-weight="normal" style:font-weight-asian="normal" style:font-weight-complex="normal"/>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style:text-underline-style="none" fo:font-weight="normal" officeooo:rsid="0011594d" style:font-weight-asian="normal" style:font-weight-complex="normal"/>
    </style:style>
    <style:style style:name="T5" style:family="text">
      <style:text-properties style:text-underline-style="none" fo:font-weight="normal" officeooo:rsid="0021dedd" style:font-weight-asian="normal" style:font-weight-complex="normal"/>
    </style:style>
    <style:style style:name="T6" style:family="text">
      <style:text-properties style:text-underline-style="none" fo:font-weight="normal" officeooo:rsid="003435b5" style:font-weight-asian="normal" style:font-weight-complex="normal"/>
    </style:style>
    <style:style style:name="T7" style:family="text">
      <style:text-properties style:text-underline-style="solid" style:text-underline-width="auto" style:text-underline-color="font-color"/>
    </style:style>
    <style:style style:name="T8" style:family="text">
      <style:text-properties style:text-underline-style="solid" style:text-underline-width="auto" style:text-underline-color="font-color" fo:font-weight="bold" style:font-weight-asian="bold" style:font-weight-complex="bold"/>
    </style:style>
    <style:style style:name="T9" style:family="text">
      <style:text-properties style:text-underline-style="solid" style:text-underline-width="auto" style:text-underline-color="font-color" fo:font-weight="bold" officeooo:rsid="001c0344" style:font-weight-asian="bold" style:font-weight-complex="bold"/>
    </style:style>
    <style:style style:name="T10" style:family="text">
      <style:text-properties style:text-underline-style="solid" style:text-underline-width="auto" style:text-underline-color="font-color" fo:font-weight="bold" officeooo:rsid="001d4916" style:font-weight-asian="bold" style:font-weight-complex="bold"/>
    </style:style>
    <style:style style:name="T11" style:family="text">
      <style:text-properties officeooo:rsid="0011594d"/>
    </style:style>
    <style:style style:name="T12" style:family="text">
      <style:text-properties officeooo:rsid="00146cf2"/>
    </style:style>
    <style:style style:name="T13" style:family="text">
      <style:text-properties officeooo:rsid="001b65ea"/>
    </style:style>
    <style:style style:name="T14" style:family="text">
      <style:text-properties officeooo:rsid="001d4916"/>
    </style:style>
    <style:style style:name="T15" style:family="text">
      <style:text-properties officeooo:rsid="002a0bf4"/>
    </style:style>
    <style:style style:name="T16" style:family="text">
      <style:text-properties fo:font-size="12pt" style:text-underline-style="none" fo:font-weight="normal" officeooo:rsid="002fee69" style:font-size-asian="10.5pt" style:font-weight-asian="normal" style:font-size-complex="12pt" style:font-weight-complex="normal"/>
    </style:style>
    <style:style style:name="T17" style:family="text">
      <style:text-properties fo:font-size="12pt" style:text-underline-style="none" fo:font-weight="bold" officeooo:rsid="002fee69" style:font-size-asian="10.5pt" style:font-weight-asian="bold" style:font-size-complex="12pt" style:font-weight-complex="bol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6">Data Analysis – <text:span text:style-name="T12">A Basic View</text:span></text:p>
      <text:p text:style-name="P5"/>
      <text:p text:style-name="P1"><text:span text:style-name="T3">Data and information is the </text:span>most strategic asset of a business</text:p>
      <text:p text:style-name="P5"/>
      <text:p text:style-name="P5">The underlying challenge:</text:p>
      <text:list xml:id="list1458664725" text:style-name="L1">
        <text:list-item>
          <text:p text:style-name="P66">understanding and using their data to positively affect change within the business</text:p>
          <text:list>
            <text:list-item>
              <text:list>
                <text:list-item>
                  <text:list>
                    <text:list-item>
                      <text:list>
                        <text:list-item>
                          <text:list>
                            <text:list-item>
                              <text:list>
                                <text:list-item>
                                  <text:list>
                                    <text:list-item>
                                      <text:list>
                                        <text:list-item>
                                          <text:list>
                                            <text:list-item>
                                              <text:p text:style-name="P68">impact their business</text:p>
                                            </text:list-item>
                                            <text:list-item>
                                              <text:p text:style-name="P68">impact their bottom line</text:p>
                                            </text:list-item>
                                          </text:list>
                                        </text:list-item>
                                      </text:list>
                                    </text:list-item>
                                  </text:list>
                                </text:list-item>
                              </text:list>
                            </text:list-item>
                          </text:list>
                        </text:list-item>
                      </text:list>
                    </text:list-item>
                  </text:list>
                </text:list-item>
              </text:list>
            </text:list-item>
          </text:list>
        </text:list-item>
        <text:list-item>
          <text:p text:style-name="P66"><text:span text:style-name="T4">the struggle to </text:span><text:span text:style-name="T11">use their data in a meaningful and productive ways</text:span></text:p>
        </text:list-item>
      </text:list>
      <text:p text:style-name="P1"/>
      <text:p text:style-name="P2">Good utilizations / <text:span text:style-name="T12">acts</text:span> of data analysis:</text:p>
      <text:list xml:id="list943520486" text:style-name="L2">
        <text:list-item>
          <text:p text:style-name="P71"><text:span text:style-name="T12">L</text:span>ooking for <text:span text:style-name="T8">daily/monthly sale patterns</text:span></text:p>
          <text:list>
            <text:list-item>
              <text:p text:style-name="P71">Examine day-over-day, week-over-week, month-over-month to compare how sales have been to where they were in the same week last year.</text:p>
            </text:list-item>
          </text:list>
        </text:list-item>
        <text:list-item>
          <text:p text:style-name="P69">Reallocate resources within the business to <text:span text:style-name="T8">accommodate a need</text:span></text:p>
        </text:list-item>
        <text:list-item>
          <text:p text:style-name="P69"><text:span text:style-name="T8">Identifying a failing campaign</text:span> and knowing when to <text:span text:style-name="T8">change course</text:span></text:p>
        </text:list-item>
      </text:list>
      <text:p text:style-name="P3"/>
      <text:p text:style-name="P4">The key to data analysis:</text:p>
      <text:list xml:id="list285125851" text:style-name="L3">
        <text:list-item>
          <text:p text:style-name="P67">Tell a story with the data<text:span text:style-name="T3"> – reports that tell a story help business leaders take action on the data</text:span></text:p>
          <text:list>
            <text:list-item>
              <text:p text:style-name="P70">Difficult to understand what data is trying to tell you <text:span text:style-name="T8">without a story</text:span></text:p>
            </text:list-item>
          </text:list>
        </text:list-item>
      </text:list>
      <text:p text:style-name="P4"/>
      <text:p text:style-name="P85">Data Analysis – An Overview</text:p>
      <text:p text:style-name="P13"/>
      <text:p text:style-name="P13">The process of <text:span text:style-name="T8">identifying, cleaning, transforming, and modelling data</text:span> in order to <text:span text:style-name="T8">discover meaningful and useful information</text:span></text:p>
      <text:p text:style-name="P13"/>
      <text:p text:style-name="P14">Data is then =&gt; crafted into a story (through reports) =&gt; used to <text:span text:style-name="T8">support critical decision-making process</text:span></text:p>
      <text:p text:style-name="P14"/>
      <text:p text:style-name="P15">A <text:span text:style-name="T8">critical aspect</text:span> of all organizations to <text:span text:style-name="T8">help determine the impact to their business</text:span>, including <text:span text:style-name="T8">evaluating customer sentiment</text:span>, <text:span text:style-name="T8">performing market and product research</text:span>, <text:span text:style-name="T13">and </text:span><text:span text:style-name="T9">identifying tren</text:span><text:span text:style-name="T10">ds</text:span><text:span text:style-name="T14"> or other </text:span><text:span text:style-name="T10">data insights</text:span></text:p>
      <text:p text:style-name="P30"/>
      <text:p text:style-name="P22">an underlying facet: <text:span text:style-name="T7">business needs to trust its data</text:span></text:p>
      <text:p text:style-name="P30"/>
      <text:p text:style-name="P16">In order to analyse data, core components of analytics are divided into the following category:</text:p>
      <text:list xml:id="list2810128987" text:style-name="L4">
        <text:list-item>
          <text:p text:style-name="P72">Descriptive</text:p>
        </text:list-item>
        <text:list-item>
          <text:p text:style-name="P72">Diagnostic</text:p>
        </text:list-item>
        <text:list-item>
          <text:p text:style-name="P72">Predictive</text:p>
        </text:list-item>
        <text:list-item>
          <text:p text:style-name="P72">Prescriptive</text:p>
        </text:list-item>
        <text:list-item>
          <text:p text:style-name="P72">Cognitive</text:p>
        </text:list-item>
      </text:list>
      <text:p text:style-name="P16"/>
      <text:p text:style-name="P48">Descriptive Analytics</text:p>
      <text:p text:style-name="P17">answer questions about what has happened based on historical data</text:p>
      <text:p text:style-name="P64"/>
      <text:p text:style-name="P17">summarize large datasets to describe outcomes to stakeholders</text:p>
      <text:p text:style-name="P17"/>
      <text:p text:style-name="P17">develop key performance indicators (KPIs) to track success or failure of key objectives.</text:p>
      <text:p text:style-name="P17"/>
      <text:p text:style-name="P17">An example:</text:p>
      <text:list xml:id="list1812945692" text:style-name="L5">
        <text:list-item>
          <text:p text:style-name="P73">generating reports to provide a view of an organization’s sales and financial data</text:p>
        </text:list-item>
      </text:list>
      <text:p text:style-name="P17"><text:soft-page-break/></text:p>
      <text:p text:style-name="P50">Diagnostic Analytics</text:p>
      <text:p text:style-name="P19">answer questions about why events happened.</text:p>
      <text:p text:style-name="P18"/>
      <text:p text:style-name="P49">Diagnostic analytics supplement basic descriptive analytics</text:p>
      <text:p text:style-name="P49"><text:span text:style-name="T3"><text:tab/></text:span><text:span text:style-name="T5">findings from descriptive analytics used to discover the cause of these events</text:span></text:p>
      <text:p text:style-name="P31"/>
      <text:p text:style-name="P32">An example process:</text:p>
      <text:list xml:id="list256339838" text:style-name="L6">
        <text:list-item>
          <text:p text:style-name="P74">Identify anomalies in data. Anomalies might be: unexpected changes in a metric or particular market</text:p>
        </text:list-item>
        <text:list-item>
          <text:p text:style-name="P74">Collect data related to anomaly</text:p>
        </text:list-item>
        <text:list-item>
          <text:p text:style-name="P74">Use statistical techniques to discover relationships and trends that explain these anomalies</text:p>
        </text:list-item>
      </text:list>
      <text:p text:style-name="P32"/>
      <text:p text:style-name="P51">Predictive Analytics</text:p>
      <text:p text:style-name="P20">answer questions about what will happen in the future</text:p>
      <text:p text:style-name="P20"/>
      <text:p text:style-name="P20">use historical data to identify and determine if they’re likely to recur.</text:p>
      <text:p text:style-name="P20"/>
      <text:p text:style-name="P20">Provide valuable insight into what might happen in the future</text:p>
      <text:p text:style-name="P20"/>
      <text:p text:style-name="P20">An example process:</text:p>
      <text:list xml:id="list2076619157" text:style-name="L7">
        <text:list-item>
          <text:p text:style-name="P75">Using a variety of statistical and machine learning techniques such as neural networks, decision trees, and regression</text:p>
        </text:list-item>
      </text:list>
      <text:p text:style-name="P20"/>
      <text:p text:style-name="P51">Prescriptive Analytics</text:p>
      <text:p text:style-name="P20">answer questions about which actions should be taken to achieve a goal or target.</text:p>
      <text:p text:style-name="P20"/>
      <text:p text:style-name="P20">Allows businesses to make informed decisions in the face of uncertainty</text:p>
      <text:p text:style-name="P20"/>
      <text:p text:style-name="P21">Analyse past decisions and events – organizations can estimate the likelihood of different outcomes</text:p>
      <text:p text:style-name="P20"/>
      <text:p text:style-name="P20">An example process:</text:p>
      <text:list xml:id="list2332151975" text:style-name="L8">
        <text:list-item>
          <text:p text:style-name="P76">Rely on machine learning to find patterns in large datasets</text:p>
        </text:list-item>
      </text:list>
      <text:p text:style-name="P20"/>
      <text:p text:style-name="P52">Cognitive Analytics</text:p>
      <text:p text:style-name="P33">draw inferences from existing data and patterns</text:p>
      <text:p text:style-name="P33"/>
      <text:p text:style-name="P33">derive conclusions based on existing knowledge bases</text:p>
      <text:p text:style-name="P33"/>
      <text:p text:style-name="P33">adds these findings back into the knowledge base for future inference – a self-learning feedback loop</text:p>
      <text:p text:style-name="P33"/>
      <text:p text:style-name="P34">help you learn what might happen if circumstances change and determine how you might handle these situations</text:p>
      <text:p text:style-name="P34"/>
      <text:p text:style-name="P53"><text:span text:style-name="T2">inferences – </text:span><text:span text:style-name="T3">unstructured hypotheses gathered from several sources and expressed with varying degrees of confidence</text:span></text:p>
      <text:p text:style-name="P35"/>
      <text:p text:style-name="P35">An example process:</text:p>
      <text:list xml:id="list3635638090" text:style-name="L9">
        <text:list-item>
          <text:p text:style-name="P77">dependant on machine learning algorithms</text:p>
        </text:list-item>
        <text:list-item>
          <text:p text:style-name="P77">use natural language processing concepts to make sense of previously untapped data sources, e.g., call centre conversation logs and product reviews</text:p>
        </text:list-item>
      </text:list>
      <text:p text:style-name="P35"><text:soft-page-break/></text:p>
      <text:p text:style-name="P84">The Role of a Data Analyst</text:p>
      <text:p text:style-name="P24">essential in helping organizations gain valuable insights into the expanse of data that they have</text:p>
      <text:p text:style-name="P24"/>
      <text:p text:style-name="P24">encompass <text:span text:style-name="T7">five key areas</text:span> that you’ll engage in during the data analysis process:</text:p>
      <text:list xml:id="list1338666187" text:style-name="L10">
        <text:list-item>
          <text:p text:style-name="P78">Prepare</text:p>
        </text:list-item>
        <text:list-item>
          <text:p text:style-name="P78">Model</text:p>
        </text:list-item>
        <text:list-item>
          <text:p text:style-name="P78">Visualize</text:p>
        </text:list-item>
        <text:list-item>
          <text:p text:style-name="P78">Analyse</text:p>
        </text:list-item>
        <text:list-item>
          <text:p text:style-name="P78">Manage</text:p>
        </text:list-item>
      </text:list>
      <text:p text:style-name="P24"/>
      <text:p text:style-name="P54">Prepare</text:p>
      <text:p text:style-name="P54"><text:span text:style-name="T3">most of the time is spent </text:span>between prepare and model tasks</text:p>
      <text:p text:style-name="P24"/>
      <text:p text:style-name="P46">Data preparation<text:span text:style-name="T1"> – process of profiling, cleaning, and transforming your data to get it ready to model and visualize. Also to ensure integrity of the data, correcting wrong or inaccurate data, identifying missing data.</text:span></text:p>
      <text:p text:style-name="P24"/>
      <text:p text:style-name="P24">Involves understanding how you’re going to get and connect the data and the performance implications of the decision</text:p>
      <text:p text:style-name="P24"/>
      <text:p text:style-name="P54">Model</text:p>
      <text:p text:style-name="P24">process of determining how your tables are related to each other</text:p>
      <text:p text:style-name="P24"/>
      <text:p text:style-name="P24">done by <text:span text:style-name="T15">defining, and creating relationships between the tables</text:span></text:p>
      <text:p text:style-name="P24"/>
      <text:p text:style-name="P25">enhance the model by defining metrics and adding custom calculations to enrich the data</text:p>
      <text:p text:style-name="P25"/>
      <text:p text:style-name="P47">The model<text:span text:style-name="T1"> – </text:span><text:span text:style-name="T7">a critical component</text:span><text:span text:style-name="T1">, that has a direct effect on the performance of the report and overall data analysis</text:span></text:p>
      <text:p text:style-name="P25"/>
      <text:p text:style-name="P25">creating an effective and proper data model – reports are more accurate, data explored a lot faster, more efficient, decreased time for the report writing process, simplified future report maintenance</text:p>
      <text:p text:style-name="P25"/>
      <text:p text:style-name="P55">preparing data<text:span text:style-name="T3"> and </text:span>modelling data<text:span text:style-name="T3"> is an </text:span>iterative process</text:p>
      <text:p text:style-name="P25"/>
      <text:p text:style-name="P55">Visualize</text:p>
      <text:p text:style-name="P25">the ultimate goal: solve business problems.</text:p>
      <text:p text:style-name="P25"/>
      <text:p text:style-name="P27">Designing and creating reports for accessibility – <text:span text:style-name="T8">designed with accessibility in mind</text:span></text:p>
      <text:p text:style-name="P25"/>
      <text:p text:style-name="P25">A well-designed report tells a compelling story about the data – <text:span text:style-name="T8">enables business decision makers to quickly gain needed insights</text:span></text:p>
      <text:p text:style-name="P25"/>
      <text:p text:style-name="P26">reports drive the overall actions, decisions, and behaviours of an organization</text:p>
      <text:p text:style-name="P26"/>
      <text:p text:style-name="P56">small and concise data story help find insights quickly</text:p>
      <text:p text:style-name="P27"><text:tab/>too much data make detecting key points difficult<text:line-break/></text:p>
      <text:p text:style-name="P56">Analyse</text:p>
      <text:p text:style-name="P27">important step of understanding and interpreting the information displayed on the report</text:p>
      <text:p text:style-name="P27"/>
      <text:p text:style-name="P27"><text:soft-page-break/>understand the <text:span text:style-name="T8">analytical capabilities of Power BI</text:span> and <text:span text:style-name="T8">use those capabilities to find insights, identify patterns, and trends, predict outcomes and communicate those insights in a way that everyone can understand</text:span></text:p>
      <text:p text:style-name="P25"/>
      <text:p text:style-name="P28">gains insights through visual metrics, and predictions of future patterns and trends through AI integration</text:p>
      <text:p text:style-name="P28"/>
      <text:p text:style-name="P57">Manage</text:p>
      <text:p text:style-name="P36">responsible for the management of reports, dashboards, workspaces, datasets, and more</text:p>
      <text:p text:style-name="P36"/>
      <text:p text:style-name="P36">overseeing the sharing, distribution, management, and security of items</text:p>
      <text:p text:style-name="P25"/>
      <text:p text:style-name="P25"/>
      <text:p text:style-name="P7">The Building Blocks of Power BI</text:p>
      <text:p text:style-name="P37">The basic building blocks of Power BI:</text:p>
      <text:list xml:id="list1971294874" text:style-name="L11">
        <text:list-item>
          <text:p text:style-name="P82">Visualization</text:p>
        </text:list-item>
        <text:list-item>
          <text:p text:style-name="P82">Datasets</text:p>
        </text:list-item>
        <text:list-item>
          <text:p text:style-name="P82">Reports</text:p>
        </text:list-item>
        <text:list-item>
          <text:p text:style-name="P82">Dashboards</text:p>
        </text:list-item>
        <text:list-item>
          <text:p text:style-name="P82">Tiles</text:p>
        </text:list-item>
      </text:list>
      <text:p text:style-name="P37"/>
      <text:p text:style-name="P9">Visualizations</text:p>
      <text:p text:style-name="P45">a visual representation of data</text:p>
      <text:p text:style-name="P60"><text:span text:style-name="T3"><text:tab/>e.g., a chart or colo</text:span><text:span text:style-name="T6">u</text:span><text:span text:style-name="T3">r-coded map, or other interesting thing to represent the data visually</text:span></text:p>
      <text:p text:style-name="P45"/>
      <text:p text:style-name="P45">Can be simple/complex</text:p>
      <text:p text:style-name="P45">e.g.,</text:p>
      <text:list xml:id="list2442634127" text:style-name="L12">
        <text:list-item>
          <text:p text:style-name="P79">single numbers that represent something significant</text:p>
        </text:list-item>
        <text:list-item>
          <text:p text:style-name="P79">gradient-coloured map that shows voter sentiment about a certain social issue or concern</text:p>
        </text:list-item>
      </text:list>
      <text:p text:style-name="P45"/>
      <text:p text:style-name="P60"><text:span text:style-name="T3">The </text:span>goal<text:span text:style-name="T3">:</text:span></text:p>
      <text:p text:style-name="P60">present data in a way that provides context and insights</text:p>
      <text:p text:style-name="P45"/>
      <text:p text:style-name="P8">Datasets</text:p>
      <text:p text:style-name="P38">a collection of data that Power BI uses to create its visualizations</text:p>
      <text:p text:style-name="P38"/>
      <text:p text:style-name="P38">Can be a simple dataset, e.g., a single table from a Microsoft Excel workbook</text:p>
      <text:p text:style-name="P38"/>
      <text:p text:style-name="P61"><text:span text:style-name="T3">Can also be a </text:span>combination of many different sources</text:p>
      <text:p text:style-name="P61"><text:span text:style-name="T3"><text:tab/>which can be filtered and combined to </text:span>provide a unique collection of data</text:p>
      <text:p text:style-name="P61"><text:span text:style-name="T3">An example is </text:span>a single dataset comprising of<text:span text:style-name="T3">:</text:span></text:p>
      <text:list xml:id="list3151572402" text:style-name="L13">
        <text:list-item>
          <text:p text:style-name="P80">one website table</text:p>
        </text:list-item>
        <text:list-item>
          <text:p text:style-name="P80">an Excel table</text:p>
        </text:list-item>
        <text:list-item>
          <text:p text:style-name="P80">online results of an email marketing campaign</text:p>
        </text:list-item>
      </text:list>
      <text:p text:style-name="P38"/>
      <text:p text:style-name="P61">Filtering data<text:span text:style-name="T3"> allows you to </text:span>focus on the data that matters to you</text:p>
      <text:p text:style-name="P61"/>
      <text:p text:style-name="P38">A big part of this is <text:span text:style-name="T8">connectors</text:span></text:p>
      <text:p text:style-name="P38"/>
      <text:p text:style-name="P61">Connectors<text:span text:style-name="T3"> – easily connect data from multiple sources, e.g., Microsoft SQL servers and Facebook <text:s/>, filter it if necessary and bring it into the dataset</text:span></text:p>
      <text:p text:style-name="P38"><text:soft-page-break/></text:p>
      <text:p text:style-name="P10">Reports</text:p>
      <text:p text:style-name="P39">A <text:span text:style-name="T8">collection of visualizations that appear together on one or more pages</text:span></text:p>
      <text:p text:style-name="P39"/>
      <text:p text:style-name="P40">Basically, a collection of items that are related to each other</text:p>
      <text:p text:style-name="P40"/>
      <text:p text:style-name="P40">Reports lets you <text:span text:style-name="T8">create many visualizations</text:span>, and lets you <text:span text:style-name="T8">arrange those visualizations in whatever way best tells your story</text:span></text:p>
      <text:p text:style-name="P40"/>
      <text:p text:style-name="P41">e.g., a report about migration patterns of polar bears or a report about product growth in a particular segment</text:p>
      <text:p text:style-name="P41"/>
      <text:p text:style-name="P62">allows you to gather and organize visualizations onto one page</text:p>
      <text:p text:style-name="P41"/>
      <text:p text:style-name="P11">Dashboards</text:p>
      <text:p text:style-name="P42">A <text:span text:style-name="T8">collection of visuals that you can share with others</text:span></text:p>
      <text:p text:style-name="P42">often </text:p>
      <text:p text:style-name="P42">a <text:span text:style-name="T8">selected group of visuals</text:span> that can <text:span text:style-name="T8">provide a quick insight into the data or story</text:span> you’re trying to present</text:p>
      <text:p text:style-name="P62"/>
      <text:p text:style-name="P43">used when you’re <text:span text:style-name="T8">ready to share a report, or a collection of visualizations</text:span></text:p>
      <text:p text:style-name="P62"/>
      <text:p text:style-name="P11">Tiles</text:p>
      <text:p text:style-name="P63">A single visualization on a dashboard<text:span text:style-name="T3">. </text:span></text:p>
      <text:p text:style-name="P43"/>
      <text:p text:style-name="P63"><text:span text:style-name="T3">The </text:span>rectangular box that holds an individual visual</text:p>
      <text:p text:style-name="P43"/>
      <text:p text:style-name="P63"><text:span text:style-name="T3">When you’re </text:span>creating a dashboard in Power BI<text:span text:style-name="T3">:</text:span></text:p>
      <text:p text:style-name="P63"><text:span text:style-name="T1">Can</text:span><text:span text:style-name="T3"> be moved or arranged in the way you see fit.</text:span></text:p>
      <text:p text:style-name="P43"><text:tab/>e.g., make them bigger, change their height/width, snuggle them up</text:p>
      <text:p text:style-name="P43"/>
      <text:p text:style-name="P63"><text:span text:style-name="T3">When you’re </text:span>viewing or consuming a dashboard or report in Power BI<text:span text:style-name="T3">:</text:span></text:p>
      <text:p text:style-name="P65">Cannot<text:span text:style-name="T2"> move tiles as you see fit</text:span></text:p>
      <text:p text:style-name="P65"/>
      <text:p text:style-name="P63">Can only interact with the tiles</text:p>
      <text:p text:style-name="P23"/>
      <text:p text:style-name="P12">An App</text:p>
      <text:p text:style-name="P44">A <text:span text:style-name="T8">collection of ready-made visuals, pre-arranged in dashboards and reports</text:span></text:p>
      <text:p text:style-name="P44"/>
      <text:p text:style-name="P44">You can <text:span text:style-name="T8">get apps that connect to many online services from the AppSource</text:span></text:p>
      <text:p text:style-name="P23"/>
      <text:p text:style-name="P6">Microsoft Power BI</text:p>
      <text:p text:style-name="P29">Allows you to <text:span text:style-name="T8">turn unrelated sources of data into coherent, visually immersive and interactive insights</text:span></text:p>
      <text:p text:style-name="P29"/>
      <text:p text:style-name="P29">Lets you easily connect to data sources, visualize what’s important, and share with anyone or everyone you want</text:p>
      <text:p text:style-name="P29"/>
      <text:p text:style-name="P29">Capable of creating <text:span text:style-name="T8">quick insights from an Excel workbook</text:span> or <text:span text:style-name="T8">local database</text:span></text:p>
      <text:p text:style-name="P58"/>
      <text:p text:style-name="P59">Flow of Work</text:p>
      <text:list xml:id="list3468434585" text:style-name="L14">
        <text:list-item>
          <text:p text:style-name="P83"><text:soft-page-break/><text:span text:style-name="T16">Begins in </text:span><text:span text:style-name="T17">Power BI Desktop</text:span><text:span text:style-name="T16">, a report is created</text:span></text:p>
        </text:list-item>
        <text:list-item>
          <text:p text:style-name="P83"><text:span text:style-name="T16">report is published on </text:span><text:span text:style-name="T17">Power BI service</text:span><text:span text:style-name="T16">, new visualizations and dashboards can be built</text:span></text:p>
        </text:list-item>
        <text:list-item>
          <text:p text:style-name="P81">Share dashboards with others, especially with people on the go</text:p>
        </text:list-item>
        <text:list-item>
          <text:p text:style-name="P83"><text:span text:style-name="T16">users of </text:span><text:span text:style-name="T17">Power BI Mobile </text:span><text:span text:style-name="T16">apps can view, interact, and consume the information</text:span></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n" fo:country="GB"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GB"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9-08T11:43:52.152000000</dc:date>
    <meta:editing-duration>PT3H41M16S</meta:editing-duration>
    <meta:editing-cycles>40</meta:editing-cycles>
    <meta:generator>LibreOffice/7.3.5.2$Windows_X86_64 LibreOffice_project/184fe81b8c8c30d8b5082578aee2fed2ea847c01</meta:generator>
    <meta:document-statistic meta:table-count="0" meta:image-count="0" meta:object-count="0" meta:page-count="6" meta:paragraph-count="154" meta:word-count="1419" meta:character-count="8883" meta:non-whitespace-character-count="7639"/>
  </office:meta>
</office:document-meta>
</file>